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URIResolver.FOURIResolver( boolean throwExce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RIResolver.getCustomURI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RIResolver.resolve( String href , String base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7">
            <text:p text:style-name="Table_20_Contents">87</text:p>
          </table:table-cell>
        </table:table-row>
        <table:table-row>
          <table:table-cell office:value-type="string">
            <text:p text:style-name="Table_20_Contents">FOURIResolver.updateURLConnection( URLConnection connection ,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URIResolver.setCustomURIResolver( URI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RIResolver.checkBaseURL( String ba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URIResolver.handleException( Exception e , String errorStr , boolean stri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URIResolver.FOURI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RIResolver.setThrowExceptions( boolean throwExce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RIResolver.applyHttpBasicAuthentication( URLConnection connection , String username , String pass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